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429in"/>
    </style:style>
    <style:style style:name="co3" style:family="table-column">
      <style:table-column-properties fo:break-before="auto" style:column-width="3.2028in"/>
    </style:style>
    <style:style style:name="co4" style:family="table-column">
      <style:table-column-properties fo:break-before="auto" style:column-width="2.3283in"/>
    </style:style>
    <style:style style:name="co5" style:family="table-column">
      <style:table-column-properties fo:break-before="auto" style:column-width="2.711in"/>
    </style:style>
    <style:style style:name="co6" style:family="table-column">
      <style:table-column-properties fo:break-before="auto" style:column-width="1.1047in"/>
    </style:style>
    <style:style style:name="co7" style:family="table-column">
      <style:table-column-properties fo:break-before="auto" style:column-width="0.8957in"/>
    </style:style>
    <style:style style:name="co8" style:family="table-column">
      <style:table-column-properties fo:break-before="auto" style:column-width="2.56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Verb</text:p>
          </table:table-cell>
          <table:table-cell office:value-type="string">
            <text:p>Endpoint</text:p>
          </table:table-cell>
          <table:table-cell office:value-type="string">
            <text:p>Description</text:p>
          </table:table-cell>
          <table:table-cell office:value-type="string">
            <text:p>Purpose</text:p>
          </table:table-cell>
          <table:table-cell office:value-type="string">
            <text:p>Required Fields (other than app install Id)</text:p>
          </table:table-cell>
          <table:table-cell office:value-type="string">
            <text:p>Simple mode?</text:p>
          </table:table-cell>
          <table:table-cell office:value-type="string">
            <text:p>Unit test?</text:p>
          </table:table-cell>
          <table:table-cell office:value-type="string">
            <text:p>Remarks</text:p>
          </table:table-cell>
        </table:table-row>
        <table:table-row table:style-name="ro1">
          <table:table-cell office:value-type="string">
            <text:p>Global Meals</text:p>
          </table:table-cell>
          <table:table-cell office:value-type="string">
            <text:p>GET</text:p>
          </table:table-cell>
          <table:table-cell office:value-type="string">
            <text:p>/api/v1/GlobalMeals</text:p>
          </table:table-cell>
          <table:table-cell office:value-type="string">
            <text:p>Retrieves global meals by name or description</text:p>
          </table:table-cell>
          <table:table-cell office:value-type="string">
            <text:p>Search Global Meal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Can search all</text:p>
          </table:table-cell>
        </table:table-row>
        <table:table-row table:style-name="ro1">
          <table:table-cell office:value-type="string">
            <text:p>Global Meals</text:p>
          </table:table-cell>
          <table:table-cell office:value-type="string">
            <text:p>GET</text:p>
          </table:table-cell>
          <table:table-cell office:value-type="string">
            <text:p>/api/v1/GlobalMeals/{MealGuid}</text:p>
          </table:table-cell>
          <table:table-cell office:value-type="string">
            <text:p>Retrieves a global meal by global meal guid</text:p>
          </table:table-cell>
          <table:table-cell office:value-type="string">
            <text:p>Return a Global Meal</text:p>
          </table:table-cell>
          <table:table-cell office:value-type="string">
            <text:p>Global Meal ID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</text:p>
          </table:table-cell>
          <table:table-cell office:value-type="string">
            <text:p>Retrieves parties the user is invited to or hosting</text:p>
          </table:table-cell>
          <table:table-cell office:value-type="string">
            <text:p>Find parties associated with user</text:p>
          </table:table-cell>
          <table:table-cell office:value-type="string">
            <text:p>User ID</text:p>
          </table:table-cell>
          <table:table-cell/>
          <table:table-cell office:value-type="string">
            <text:p>Yes</text:p>
          </table:table-cell>
          <table:table-cell office:value-type="string">
            <text:p>Only show parties the user is invited or hosting</text:p>
          </table:table-cell>
        </table:table-row>
        <table:table-row table:style-name="ro1">
          <table:table-cell office:value-type="string">
            <text:p>Parties</text:p>
          </table:table-cell>
          <table:table-cell office:value-type="string">
            <text:p>POST</text:p>
          </table:table-cell>
          <table:table-cell office:value-type="string">
            <text:p>/api/v1/Parties</text:p>
          </table:table-cell>
          <table:table-cell office:value-type="string">
            <text:p>Creates a new party --Untested</text:p>
          </table:table-cell>
          <table:table-cell table:number-columns-repeated="5"/>
        </table:table-row>
        <table:table-row table:style-name="ro1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/Settings</text:p>
          </table:table-cell>
          <table:table-cell office:value-type="string">
            <text:p>Retrieves party settings</text:p>
          </table:table-cell>
          <table:table-cell office:value-type="string">
            <text:p>Lookup settings for a specific party</text:p>
          </table:table-cell>
          <table:table-cell office:value-type="string">
            <text:p>UserGuid, PartyID</text:p>
          </table:table-cell>
          <table:table-cell table:number-columns-repeated="2"/>
          <table:table-cell office:value-type="string">
            <text:p>Only show parties the user is invited or hosting</text:p>
          </table:table-cell>
        </table:table-row>
        <table:table-row table:style-name="ro2">
          <table:table-cell office:value-type="string">
            <text:p>Parties</text:p>
          </table:table-cell>
          <table:table-cell office:value-type="string">
            <text:p>PUT</text:p>
          </table:table-cell>
          <table:table-cell office:value-type="string">
            <text:p>/api/v1/Parties/{PartyID}/Settings</text:p>
          </table:table-cell>
          <table:table-cell office:value-type="string">
            <text:p>Updates an existing party setting</text:p>
          </table:table-cell>
          <table:table-cell office:value-type="string">
            <text:p>Update a certain party setting</text:p>
          </table:table-cell>
          <table:table-cell office:value-type="string">
            <text:p>UserGuid, PartyID, SettingID, ChoiceID</text:p>
          </table:table-cell>
          <table:table-cell table:number-columns-repeated="2"/>
          <table:table-cell office:value-type="string">
            <text:p>Host only</text:p>
          </table:table-cell>
        </table:table-row>
        <table:table-row table:style-name="ro1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/Invites</text:p>
          </table:table-cell>
          <table:table-cell office:value-type="string">
            <text:p>Retrieves party invites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</text:p>
          </table:table-cell>
          <table:table-cell office:value-type="string">
            <text:p>Retrieves a party by PartyID</text:p>
          </table:table-cell>
          <table:table-cell office:value-type="string">
            <text:p>Get a specific party's information</text:p>
          </table:table-cell>
          <table:table-cell office:value-type="string">
            <text:p>UserGuid, PartyID</text:p>
          </table:table-cell>
          <table:table-cell table:number-columns-repeated="2"/>
          <table:table-cell office:value-type="string">
            <text:p>Only show parties the user is invited or hosting</text:p>
          </table:table-cell>
        </table:table-row>
        <table:table-row table:style-name="ro2">
          <table:table-cell office:value-type="string">
            <text:p>Parties</text:p>
          </table:table-cell>
          <table:table-cell office:value-type="string">
            <text:p>PUT</text:p>
          </table:table-cell>
          <table:table-cell office:value-type="string">
            <text:p>/api/v1/Parties/{PartyID}</text:p>
          </table:table-cell>
          <table:table-cell office:value-type="string">
            <text:p>Updates an existing party</text:p>
          </table:table-cell>
          <table:table-cell office:value-type="string">
            <text:p>Update an existing party</text:p>
          </table:table-cell>
          <table:table-cell office:value-type="string">
            <text:p>PartyID, UserGuid, SessionName, SessionMessage</text:p>
          </table:table-cell>
          <table:table-cell table:number-columns-repeated="2"/>
          <table:table-cell office:value-type="string">
            <text:p>Host only</text:p>
          </table:table-cell>
        </table:table-row>
        <table:table-row table:style-name="ro1">
          <table:table-cell office:value-type="string">
            <text:p>Parties</text:p>
          </table:table-cell>
          <table:table-cell office:value-type="string">
            <text:p>DELETE</text:p>
          </table:table-cell>
          <table:table-cell office:value-type="string">
            <text:p>/api/v1/Parties/{PartyID}</text:p>
          </table:table-cell>
          <table:table-cell office:value-type="string">
            <text:p>Deletes an existing party --Untested</text:p>
          </table:table-cell>
          <table:table-cell table:number-columns-repeated="5"/>
        </table:table-row>
        <table:table-row table:style-name="ro2">
          <table:table-cell office:value-type="string">
            <text:p>Parties</text:p>
          </table:table-cell>
          <table:table-cell office:value-type="string">
            <text:p>PUT</text:p>
          </table:table-cell>
          <table:table-cell office:value-type="string">
            <text:p>/api/v1/Parties/{PartyID}/Invites/{userGuid}</text:p>
          </table:table-cell>
          <table:table-cell office:value-type="string">
            <text:p>Updates an existing party invite --Untested</text:p>
          </table:table-cell>
          <table:table-cell office:value-type="string">
            <text:p>Accept or unaccept an invite</text:p>
          </table:table-cell>
          <table:table-cell office:value-type="string">
            <text:p>PartyID, UserGuid, RSVP</text:p>
          </table:table-cell>
          <table:table-cell table:number-columns-repeated="2"/>
          <table:table-cell office:value-type="string">
            <text:p>Invitee only</text:p>
          </table:table-cell>
        </table:table-row>
        <table:table-row table:style-name="ro1">
          <table:table-cell office:value-type="string">
            <text:p>Parties</text:p>
          </table:table-cell>
          <table:table-cell office:value-type="string">
            <text:p>DELETE</text:p>
          </table:table-cell>
          <table:table-cell office:value-type="string">
            <text:p>/api/v1/Parties/{partyID}/Invites/{userGuid}</text:p>
          </table:table-cell>
          <table:table-cell office:value-type="string">
            <text:p>Deletes an existing Party Invite --Untested</text:p>
          </table:table-cell>
          <table:table-cell table:number-columns-repeated="5"/>
        </table:table-row>
        <table:table-row table:style-name="ro1">
          <table:table-cell office:value-type="string">
            <text:p>Parties</text:p>
          </table:table-cell>
          <table:table-cell office:value-type="string">
            <text:p>PUT</text:p>
          </table:table-cell>
          <table:table-cell office:value-type="string">
            <text:p>/api/v1/Parties/{PartyID}/Choices/{userGuid}/{mealID}</text:p>
          </table:table-cell>
          <table:table-cell office:value-type="string">
            <text:p>Updates an existing party choice --Untested</text:p>
          </table:table-cell>
          <table:table-cell table:number-columns-repeated="5"/>
        </table:table-row>
        <table:table-row table:style-name="ro1">
          <table:table-cell office:value-type="string">
            <text:p>Parties</text:p>
          </table:table-cell>
          <table:table-cell office:value-type="string">
            <text:p>DELETE</text:p>
          </table:table-cell>
          <table:table-cell office:value-type="string">
            <text:p>/api/v1/Parties/{partyID}/Choices/{userGuid}/{mealID}</text:p>
          </table:table-cell>
          <table:table-cell office:value-type="string">
            <text:p>Deletes an existing Party Choice --Untested</text:p>
          </table:table-cell>
          <table:table-cell table:number-columns-repeated="5"/>
        </table:table-row>
        <table:table-row table:style-name="ro1">
          <table:table-cell office:value-type="string">
            <text:p>Parties</text:p>
          </table:table-cell>
          <table:table-cell office:value-type="string">
            <text:p>POST</text:p>
          </table:table-cell>
          <table:table-cell office:value-type="string">
            <text:p>/api/v1/Parties/{partyID}/Choices/{userGuid}</text:p>
          </table:table-cell>
          <table:table-cell office:value-type="string">
            <text:p>Creates a new party choice --Untested</text:p>
          </table:table-cell>
          <table:table-cell table:number-columns-repeated="5"/>
        </table:table-row>
        <table:table-row table:style-name="ro1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/Choices</text:p>
          </table:table-cell>
          <table:table-cell office:value-type="string">
            <text:p>Retrieves party choices --Untested</text:p>
          </table:table-cell>
          <table:table-cell table:number-columns-repeated="5"/>
        </table:table-row>
        <table:table-row table:style-name="ro1">
          <table:table-cell office:value-type="string">
            <text:p>Parties</text:p>
          </table:table-cell>
          <table:table-cell office:value-type="string">
            <text:p>POST</text:p>
          </table:table-cell>
          <table:table-cell office:value-type="string">
            <text:p>/api/v1/Parties/{partyID}/Invites</text:p>
          </table:table-cell>
          <table:table-cell office:value-type="string">
            <text:p>Creates a new party --Untested</text:p>
          </table:table-cell>
          <table:table-cell table:number-columns-repeated="5"/>
        </table:table-row>
        <table:table-row table:style-name="ro1">
          <table:table-cell office:value-type="string">
            <text:p>Parties</text:p>
          </table:table-cell>
          <table:table-cell office:value-type="string">
            <text:p>GET</text:p>
          </table:table-cell>
          <table:table-cell office:value-type="string">
            <text:p>/api/v1/Parties/{PartyID}/Meals</text:p>
          </table:table-cell>
          <table:table-cell office:value-type="string">
            <text:p>Retrieves party meals --Untested</text:p>
          </table:table-cell>
          <table:table-cell table:number-columns-repeated="5"/>
        </table:table-row>
        <table:table-row table:style-name="ro1">
          <table:table-cell office:value-type="string">
            <text:p>Parties</text:p>
          </table:table-cell>
          <table:table-cell office:value-type="string">
            <text:p>POST</text:p>
          </table:table-cell>
          <table:table-cell office:value-type="string">
            <text:p>/api/v1/Parties/{PartyID}/Meals</text:p>
          </table:table-cell>
          <table:table-cell office:value-type="string">
            <text:p>Creates a new party meal --Untested</text:p>
          </table:table-cell>
          <table:table-cell table:number-columns-repeated="5"/>
        </table:table-row>
        <table:table-row table:style-name="ro1">
          <table:table-cell office:value-type="string">
            <text:p>Parties</text:p>
          </table:table-cell>
          <table:table-cell office:value-type="string">
            <text:p>DELETE</text:p>
          </table:table-cell>
          <table:table-cell office:value-type="string">
            <text:p>/api/v1/Parties/{PartyID}/Meals/{MealID}</text:p>
          </table:table-cell>
          <table:table-cell office:value-type="string">
            <text:p>Deletes an existing Party Meal --Untested</text:p>
          </table:table-cell>
          <table:table-cell table:number-columns-repeated="5"/>
        </table:table-row>
        <table:table-row table:style-name="ro1">
          <table:table-cell office:value-type="string">
            <text:p>Root</text:p>
          </table:table-cell>
          <table:table-cell office:value-type="string">
            <text:p>GET</text:p>
          </table:table-cell>
          <table:table-cell office:value-type="string">
            <text:p>/api/v1/Root</text:p>
          </table:table-cell>
          <table:table-cell office:value-type="string">
            <text:p>Retrieves roots --Untested</text:p>
          </table:table-cell>
          <table:table-cell table:number-columns-repeated="5"/>
        </table:table-row>
        <table:table-row table:style-name="ro1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</text:p>
          </table:table-cell>
          <table:table-cell office:value-type="string">
            <text:p>Retrieves users --Untested</text:p>
          </table:table-cell>
          <table:table-cell table:number-columns-repeated="5"/>
        </table:table-row>
        <table:table-row table:style-name="ro1">
          <table:table-cell office:value-type="string">
            <text:p>Users</text:p>
          </table:table-cell>
          <table:table-cell office:value-type="string">
            <text:p>POST</text:p>
          </table:table-cell>
          <table:table-cell office:value-type="string">
            <text:p>/api/v1/Users</text:p>
          </table:table-cell>
          <table:table-cell office:value-type="string">
            <text:p>Creates a new user --Untested</text:p>
          </table:table-cell>
          <table:table-cell table:number-columns-repeated="5"/>
        </table:table-row>
        <table:table-row table:style-name="ro1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{userGuid}/Friends</text:p>
          </table:table-cell>
          <table:table-cell office:value-type="string">
            <text:p>Retrieves user friends --Untested</text:p>
          </table:table-cell>
          <table:table-cell table:number-columns-repeated="5"/>
        </table:table-row>
        <table:table-row table:style-name="ro1">
          <table:table-cell office:value-type="string">
            <text:p>Users</text:p>
          </table:table-cell>
          <table:table-cell office:value-type="string">
            <text:p>POST</text:p>
          </table:table-cell>
          <table:table-cell office:value-type="string">
            <text:p>/api/v1/Users/{userGuid}/Friends</text:p>
          </table:table-cell>
          <table:table-cell office:value-type="string">
            <text:p>Creates a user friend --Untested</text:p>
          </table:table-cell>
          <table:table-cell table:number-columns-repeated="5"/>
        </table:table-row>
        <table:table-row table:style-name="ro1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{userGuid}/Parties</text:p>
          </table:table-cell>
          <table:table-cell office:value-type="string">
            <text:p>Retrieves user Parties --Untested</text:p>
          </table:table-cell>
          <table:table-cell table:number-columns-repeated="5"/>
        </table:table-row>
        <table:table-row table:style-name="ro1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{userGuid}/Meals</text:p>
          </table:table-cell>
          <table:table-cell office:value-type="string">
            <text:p>Retrieves user meals --Untested</text:p>
          </table:table-cell>
          <table:table-cell table:number-columns-repeated="5"/>
        </table:table-row>
        <table:table-row table:style-name="ro1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{UserGuid}</text:p>
          </table:table-cell>
          <table:table-cell office:value-type="string">
            <text:p>Retrieves a user by GUID --Untested</text:p>
          </table:table-cell>
          <table:table-cell table:number-columns-repeated="5"/>
        </table:table-row>
        <table:table-row table:style-name="ro1">
          <table:table-cell office:value-type="string">
            <text:p>Users</text:p>
          </table:table-cell>
          <table:table-cell office:value-type="string">
            <text:p>DELETE</text:p>
          </table:table-cell>
          <table:table-cell office:value-type="string">
            <text:p>/api/v1/Users/{UserGuid}</text:p>
          </table:table-cell>
          <table:table-cell office:value-type="string">
            <text:p>Deletes an existing user --Untested</text:p>
          </table:table-cell>
          <table:table-cell table:number-columns-repeated="5"/>
        </table:table-row>
        <table:table-row table:style-name="ro1">
          <table:table-cell office:value-type="string">
            <text:p>Users</text:p>
          </table:table-cell>
          <table:table-cell office:value-type="string">
            <text:p>PUT</text:p>
          </table:table-cell>
          <table:table-cell office:value-type="string">
            <text:p>/api/v1/Users/{userGuid}</text:p>
          </table:table-cell>
          <table:table-cell office:value-type="string">
            <text:p>Updates an existing user --Untested</text:p>
          </table:table-cell>
          <table:table-cell table:number-columns-repeated="5"/>
        </table:table-row>
        <table:table-row table:style-name="ro1">
          <table:table-cell office:value-type="string">
            <text:p>Users</text:p>
          </table:table-cell>
          <table:table-cell office:value-type="string">
            <text:p>PUT</text:p>
          </table:table-cell>
          <table:table-cell office:value-type="string">
            <text:p>/api/v1/Users/{userGuid}/Friends/{friendGuid}</text:p>
          </table:table-cell>
          <table:table-cell office:value-type="string">
            <text:p>Updates an existing user friend --Untested</text:p>
          </table:table-cell>
          <table:table-cell table:number-columns-repeated="5"/>
        </table:table-row>
        <table:table-row table:style-name="ro1">
          <table:table-cell office:value-type="string">
            <text:p>Users</text:p>
          </table:table-cell>
          <table:table-cell office:value-type="string">
            <text:p>DELETE</text:p>
          </table:table-cell>
          <table:table-cell office:value-type="string">
            <text:p>/api/v1/Users/{userGuid}/Friends/{friendGuid}</text:p>
          </table:table-cell>
          <table:table-cell office:value-type="string">
            <text:p>Deletes an existing user friend --Untested</text:p>
          </table:table-cell>
          <table:table-cell table:number-columns-repeated="5"/>
        </table:table-row>
        <table:table-row table:style-name="ro1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Users/{UserGuid}/Meals</text:p>
          </table:table-cell>
          <table:table-cell office:value-type="string">
            <text:p>Retrieves meals --Untested</text:p>
          </table:table-cell>
          <table:table-cell table:number-columns-repeated="5"/>
        </table:table-row>
        <table:table-row table:style-name="ro1">
          <table:table-cell office:value-type="string">
            <text:p>Users</text:p>
          </table:table-cell>
          <table:table-cell office:value-type="string">
            <text:p>POST</text:p>
          </table:table-cell>
          <table:table-cell office:value-type="string">
            <text:p>/api/v1/Users/Users/{UserGuid}/Meals</text:p>
          </table:table-cell>
          <table:table-cell office:value-type="string">
            <text:p>Creates a new meal --Untested</text:p>
          </table:table-cell>
          <table:table-cell table:number-columns-repeated="5"/>
        </table:table-row>
        <table:table-row table:style-name="ro1">
          <table:table-cell office:value-type="string">
            <text:p>Users</text:p>
          </table:table-cell>
          <table:table-cell office:value-type="string">
            <text:p>GET</text:p>
          </table:table-cell>
          <table:table-cell office:value-type="string">
            <text:p>/api/v1/Users/Users/{UserGuid}/Meals/{MealID}</text:p>
          </table:table-cell>
          <table:table-cell office:value-type="string">
            <text:p>Retrieves a meal by MealID --Untested</text:p>
          </table:table-cell>
          <table:table-cell table:number-columns-repeated="5"/>
        </table:table-row>
        <table:table-row table:style-name="ro1">
          <table:table-cell office:value-type="string">
            <text:p>Users</text:p>
          </table:table-cell>
          <table:table-cell office:value-type="string">
            <text:p>DELETE</text:p>
          </table:table-cell>
          <table:table-cell office:value-type="string">
            <text:p>/api/v1/Users/Users/{UserGuid}/Meals/{MealID}</text:p>
          </table:table-cell>
          <table:table-cell office:value-type="string">
            <text:p>Deletes an existing meal --Untested</text:p>
          </table:table-cell>
          <table:table-cell table:number-columns-repeated="5"/>
        </table:table-row>
        <table:table-row table:style-name="ro1">
          <table:table-cell office:value-type="string">
            <text:p>Users</text:p>
          </table:table-cell>
          <table:table-cell office:value-type="string">
            <text:p>PUT</text:p>
          </table:table-cell>
          <table:table-cell office:value-type="string">
            <text:p>/api/v1/Users/Users/{UserGuid}/Meals/{MealID}</text:p>
          </table:table-cell>
          <table:table-cell office:value-type="string">
            <text:p>Updates an existing meal --Untested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3">01/13/2024</text:date>, <text:time>09:4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2T19:33:43.67</meta:creation-date>
    <meta:generator>OpenOffice/4.1.14$Win32 OpenOffice.org_project/4114m1$Build-9811</meta:generator>
    <dc:date>2024-01-13T09:41:30.44</dc:date>
    <meta:editing-duration>PT6H47M51S</meta:editing-duration>
    <meta:editing-cycles>32</meta:editing-cycles>
    <meta:document-statistic meta:table-count="3" meta:cell-count="182" meta:object-count="0"/>
  </office:meta>
</office:document-meta>
</file>